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14.933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8.715cm"/>
    </style:style>
    <style:style style:name="co7" style:family="table-column">
      <style:table-column-properties fo:break-before="auto" style:column-width="4.468cm"/>
    </style:style>
    <style:style style:name="co8" style:family="table-column">
      <style:table-column-properties fo:break-before="auto" style:column-width="5.445cm"/>
    </style:style>
    <style:style style:name="co11" style:family="table-column">
      <style:table-column-properties fo:break-before="auto" style:column-width="2.081cm"/>
    </style:style>
    <style:style style:name="co12" style:family="table-column">
      <style:table-column-properties fo:break-before="auto" style:column-width="2.26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order-bottom="0.002cm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start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 style:data-style-name="N100">
      <style:table-cell-properties fo:border-bottom="0.002cm solid #000000" fo:background-color="#ffff00" style:text-align-source="fix" style:repeat-content="false" fo:wrap-option="wrap" fo:border-left="none" fo:border-right="none" fo:border-top="0.002cm solid #000000"/>
      <style:paragraph-properties fo:text-align="start" fo:margin-left="0cm"/>
      <style:text-properties fo:color="#ff0000"/>
    </style:style>
    <style:style style:name="ce9" style:family="table-cell" style:parent-style-name="Default" style:data-style-name="N100"/>
    <style:style style:name="ce14" style:family="table-cell" style:parent-style-name="Default" style:data-style-name="N100">
      <style:table-cell-properties fo:border-bottom="0.002cm solid #000000" fo:wrap-option="wrap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 style:data-style-name="N100">
      <style:table-cell-properties fo:border-bottom="0.002cm solid #000000" fo:wrap-option="wrap" fo:border-left="none" fo:border-right="none" fo:border-top="0.002cm solid #000000"/>
    </style:style>
    <style:style style:name="ce16" style:family="table-cell" style:parent-style-name="Default" style:data-style-name="N100">
      <style:table-cell-properties fo:wrap-option="wrap"/>
    </style:style>
    <style:style style:name="ce17" style:family="table-cell" style:parent-style-name="Default" style:data-style-name="N100">
      <style:table-cell-properties fo:border-bottom="0.002cm solid #000000" fo:background-color="#ffff00" fo:wrap-option="wrap" fo:border-left="none" fo:border-right="none" fo:border-top="0.002cm solid #000000"/>
      <style:text-properties fo:color="#ff0000"/>
    </style:style>
    <style:style style:name="ce18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0.002cm solid #000000" fo:background-color="#ffff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color="#ff0000"/>
    </style:style>
    <style:style style:name="ce22" style:family="table-cell" style:parent-style-name="Default" style:data-style-name="N100">
      <style:text-properties fo:color="#ff0000"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fo:color="#ff0000"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fo:color="#ff0000"/>
    </style:style>
    <style:style style:name="ce25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style:use-window-font-color="true"/>
    </style:style>
    <style:style style:name="ce26" style:family="table-cell" style:parent-style-name="Default" style:data-style-name="N100">
      <style:text-properties fo:color="#ff0000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ff0000"/>
    </style:style>
    <style:style style:name="T4" style:family="text">
      <style:text-properties style:use-window-font-color="true" fo:font-weight="bold" style:font-weight-asian="bold" style:font-weight-complex="bold"/>
    </style:style>
  </office:automatic-styles>
  <office:body>
    <office:spreadsheet>
      <table:table table:name="Chyby LH (SSV 2009)" table:style-name="ta1" table:print="false">
        <office:forms form:automatic-focus="false" form:apply-design-mode="false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1" table:default-cell-style-name="ce9"/>
        <table:table-column table:style-name="co12" table:number-columns-repeated="1017" table:default-cell-style-name="ce9"/>
        <table:table-header-rows>
          <table:table-row table:style-name="ro2">
            <table:table-cell table:style-name="ce5" office:value-type="string">
              <text:p>strana</text:p>
            </table:table-cell>
            <table:table-cell table:style-name="ce14" office:value-type="string">
              <text:p>riadok</text:p>
            </table:table-cell>
            <table:table-cell table:style-name="ce18" office:value-type="string">
              <text:p>typ chyby</text:p>
            </table:table-cell>
            <table:table-cell table:style-name="ce14" office:value-type="string">
              <text:p>popis chyby</text:p>
            </table:table-cell>
            <table:table-cell table:style-name="ce14" office:value-type="string">
              <text:p>je uvedené</text:p>
            </table:table-cell>
            <table:table-cell table:style-name="ce14" office:value-type="string">
              <text:p>má byť</text:p>
            </table:table-cell>
            <table:table-cell table:style-name="ce14" office:value-type="string">
              <text:p>poznámka</text:p>
            </table:table-cell>
            <table:table-cell table:style-name="ce16" table:number-columns-repeated="1017"/>
          </table:table-row>
        </table:table-header-rows>
        <table:table-row table:style-name="ro4">
          <table:table-cell table:style-name="ce6" office:value-type="string">
            <text:p>ST-SS, 1</text:p>
          </table:table-cell>
          <table:table-cell table:style-name="ce15" office:value-type="string">
            <text:p>1. žalmu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Bože“</text:p>
          </table:table-cell>
          <table:table-cell table:style-name="ce15" office:value-type="string">
            <text:p>Bože ty...</text:p>
          </table:table-cell>
          <table:table-cell table:style-name="ce15" office:value-type="string">
            <text:p>Bože, t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SS, 2</text:p>
          </table:table-cell>
          <table:table-cell table:style-name="ce15" office:value-type="string">
            <text:p>8. zdol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na -&gt; vo</text:p>
          </table:table-cell>
          <table:table-cell table:number-columns-repeated="2" table:style-name="ce15" office:value-type="string">
            <text:p>čo sa hýbe na vodách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SS, 3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svätým -&gt; Svätým (veľké S)</text:p>
          </table:table-cell>
          <table:table-cell table:number-columns-repeated="2" table:style-name="ce15" office:value-type="string">
            <text:p>so svätým Duch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SS, 3</text:p>
          </table:table-cell>
          <table:table-cell table:style-name="ce15" office:value-type="string">
            <text:p>9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ST-SS, 4</text:p>
          </table:table-cell>
          <table:table-cell table:style-name="ce15" office:value-type="string">
            <text:p>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hviezdička na konci riadka</text:p>
          </table:table-cell>
          <table:table-cell table:style-name="ce15" office:value-type="string">
            <text:p>a naše kroky</text:p>
          </table:table-cell>
          <table:table-cell table:style-name="ce15" office:value-type="string">
            <text:p>a naše kroky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II, 1</text:p>
          </table:table-cell>
          <table:table-cell table:style-name="ce15" office:value-type="string">
            <text:p>6. chválospevu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vypadlo slovo „svätých“</text:p>
          </table:table-cell>
          <table:table-cell table:style-name="ce15" office:value-type="string">
            <text:p>ústami svojich prorokov,</text:p>
          </table:table-cell>
          <table:table-cell table:style-name="ce15" office:value-type="string">
            <text:p>ústami svojich svätých prorokov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II, 2</text:p>
          </table:table-cell>
          <table:table-cell table:style-name="ce15" office:value-type="string">
            <text:p>1. Te Deum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teba, Pane, velebíme, </text:p>
          </table:table-cell>
          <table:table-cell table:style-name="ce15" office:value-type="string">
            <text:p>teba, Pane, velebíme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II, 3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vypadlo písmeno „i“</text:p>
          </table:table-cell>
          <table:table-cell table:style-name="ce15" office:value-type="string">
            <text:p>nesmerne velebného,</text:p>
          </table:table-cell>
          <table:table-cell table:style-name="ce15" office:value-type="string">
            <text:p>nesmierne velebného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X</text:p>
          </table:table-cell>
          <table:table-cell table:style-name="ce15" office:value-type="string">
            <text:p>2. v bode 11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ludskú</text:p>
          </table:table-cell>
          <table:table-cell table:style-name="ce15" office:value-type="string">
            <text:p>ľudskú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XII</text:p>
          </table:table-cell>
          <table:table-cell table:style-name="ce15" office:value-type="string">
            <text:p>5. v bode 122.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podľa“</text:p>
          </table:table-cell>
          <table:table-cell table:style-name="ce15" office:value-type="string">
            <text:p>podlá</text:p>
          </table:table-cell>
          <table:table-cell table:style-name="ce15" office:value-type="string">
            <text:p>pod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XIV</text:p>
          </table:table-cell>
          <table:table-cell table:style-name="ce15" office:value-type="string">
            <text:p>9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má byť čier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string">
            <text:p>XV</text:p>
          </table:table-cell>
          <table:table-cell table:style-name="ce15" office:value-type="string">
            <text:p>4. v bode 253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 odkaze na SC vypadla čiarka (správne napr. v bode 201, str. XIII)</text:p>
          </table:table-cell>
          <table:table-cell table:style-name="ce15" office:value-type="string">
            <text:p>(SC 28)</text:p>
          </table:table-cell>
          <table:table-cell table:style-name="ce15" office:value-type="string">
            <text:p>(SC, 28)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XVIII-XIX</text:p>
          </table:table-cell>
          <table:table-cell table:style-name="ce15" office:value-type="string">
            <text:p>tabuľk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stĺpec „nedeľný cyklus“ má obsahovať 2 litery (ako uvádza aj str. XX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XX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g“) má byť čier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5" office:value-type="string">
            <text:p>3. v 1. strof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verša má byť čiarka</text:p>
          </table:table-cell>
          <table:table-cell table:style-name="ce15" office:value-type="string">
            <text:p>svitom zdobíš zore ranné</text:p>
          </table:table-cell>
          <table:table-cell table:style-name="ce15" office:value-type="string">
            <text:p>svitom zdobíš zore ranné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5" office:value-type="string">
            <text:p>1./2. v Ant. 2</text:p>
          </table:table-cell>
          <table:table-cell table:style-name="ce19" office:value-type="float" office:value="7">
            <text:p>7</text:p>
          </table:table-cell>
          <table:table-cell table:style-name="ce15" office:value-type="string">
            <text:p>delenie slova „chválospev“</text:p>
          </table:table-cell>
          <table:table-cell table:style-name="ce15" office:value-type="string">
            <text:p>chválos-pev</text:p>
          </table:table-cell>
          <table:table-cell table:style-name="ce15" office:value-type="string">
            <text:p>chválo-spev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5" office:value-type="string">
            <text:p>2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Zhodme</text:p>
          </table:table-cell>
          <table:table-cell table:style-name="ce15" office:value-type="string">
            <text:p>Zhoď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4">
            <text:p>14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biblický odkaz má mať čiarku (nie bodku)</text:p>
          </table:table-cell>
          <table:table-cell table:style-name="ce15" office:value-type="string">
            <text:p>Flp 4. 4-5</text:p>
          </table:table-cell>
          <table:table-cell table:style-name="ce15" office:value-type="string">
            <text:p>Flp 4, 4-5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5" office:value-type="string">
            <text:p>7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3. prosby má byť zarovnaný na ľavý okraj strany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5" office:value-type="string">
            <text:p>14. zhor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v poslednej prosbe skomolené slovo (posledné písmeno a -&gt; š)</text:p>
          </table:table-cell>
          <table:table-cell table:style-name="ce15" office:value-type="string">
            <text:p>navštívia</text:p>
          </table:table-cell>
          <table:table-cell table:style-name="ce15" office:value-type="string">
            <text:p>navštívi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">
            <text:p>17</text:p>
          </table:table-cell>
          <table:table-cell table:style-name="ce15" office:value-type="string">
            <text:p>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vety má byť bodka, nie čiarka</text:p>
          </table:table-cell>
          <table:table-cell table:style-name="ce15" office:value-type="string">
            <text:p>čo bývaš na Sione, V ten</text:p>
          </table:table-cell>
          <table:table-cell table:style-name="ce15" office:value-type="string">
            <text:p>čo bývaš na Sione. V ten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">
            <text:p>18</text:p>
          </table:table-cell>
          <table:table-cell table:style-name="ce15" office:value-type="string">
            <text:p>3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Príd.</text:p>
          </table:table-cell>
          <table:table-cell table:style-name="ce15" office:value-type="string">
            <text:p>Príď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">
            <text:p>20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dĺžeň na „í“ v zvolaniu k prosbám</text:p>
          </table:table-cell>
          <table:table-cell table:style-name="ce15" office:value-type="string">
            <text:p>Priď tvoje</text:p>
          </table:table-cell>
          <table:table-cell table:style-name="ce15" office:value-type="string">
            <text:p>Príď tvo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2">
            <text:p>22</text:p>
          </table:table-cell>
          <table:table-cell table:style-name="ce15" office:value-type="string">
            <text:p>2. v čít. z Ez 34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ľ“ (delené slovo na konci riadka)</text:p>
          </table:table-cell>
          <table:table-cell table:style-name="ce15" office:value-type="string">
            <text:p>vyhla-dám</text:p>
          </table:table-cell>
          <table:table-cell table:style-name="ce15" office:value-type="string">
            <text:p>vyhľa-dám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15" office:value-type="string">
            <text:p>12. a 10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3. („Otec“) a 4. prosby („Ty“) majú byť zalomené na začiatku riadk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24">
            <text:p>24</text:p>
          </table:table-cell>
          <table:table-cell table:style-name="ce15" office:value-type="string">
            <text:p>odkaz na Iz 7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Iz 7, 14b-15 za čiar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25">
            <text:p>25</text:p>
          </table:table-cell>
          <table:table-cell table:style-name="ce15" office:value-type="string">
            <text:p>odkaz na Iz 2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Iz 2, 11 za čiar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27">
            <text:p>27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15" office:value-type="string">
            <text:p>krátke resp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2x chýba medzera za červenou hviezdičkou (alebo je veľmi malá)</text:p>
          </table:table-cell>
          <table:table-cell table:style-name="ce15" table:number-columns-repeated="2"/>
          <table:table-cell table:style-name="ce15" office:value-type="string">
            <text:p>POSUN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27">
            <text:p>27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ň“</text:p>
          </table:table-cell>
          <table:table-cell table:style-name="ce15" office:value-type="string">
            <text:p>spln</text:p>
          </table:table-cell>
          <table:table-cell table:style-name="ce15" office:value-type="string">
            <text:p>spl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15" office:value-type="string">
            <text:p>1. modlitby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ťa“</text:p>
          </table:table-cell>
          <table:table-cell table:style-name="ce15" office:value-type="string">
            <text:p>Prosíme ťa Pane</text:p>
          </table:table-cell>
          <table:table-cell table:style-name="ce15" office:value-type="string">
            <text:p>Prosíme ťa, Pa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15" office:value-type="string">
            <text:p>2. krátkeho čít.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skomolené slovo „spravodlivosť“ (l -&gt; i)</text:p>
          </table:table-cell>
          <table:table-cell table:style-name="ce15" office:value-type="string">
            <text:p>spravodllvosť</text:p>
          </table:table-cell>
          <table:table-cell table:style-name="ce15" office:value-type="string">
            <text:p>spravodlivos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5" office:value-type="string">
            <text:p>1. prosb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porov. liturgický preklad Kol 1, 10; Biblia SSV)</text:p>
          </table:table-cell>
          <table:table-cell table:style-name="ce15" office:value-type="string">
            <text:p>žili ako sa patrí vzhľadom na Pána a páčili</text:p>
          </table:table-cell>
          <table:table-cell table:style-name="ce15" office:value-type="string">
            <text:p>žili, ako sa patrí vzhľadom na Pána, a páčili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5" office:value-type="string">
            <text:p>4. a 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á prvá prosba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v biblickom odkaze za spojovníkom</text:p>
          </table:table-cell>
          <table:table-cell table:style-name="ce15" office:value-type="string">
            <text:p>Mich 5, 3- 4a</text:p>
          </table:table-cell>
          <table:table-cell table:style-name="ce15" office:value-type="string">
            <text:p>Mich 5, 3-4a</text:p>
          </table:table-cell>
          <table:table-cell table:style-name="ce15" office:value-type="string">
            <text:p>správne str. 61</text:p>
          </table:table-cell>
          <table:table-cell table:style-name="ce16" table:number-columns-repeated="1017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15" office:value-type="string">
            <text:p>1. prosieb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 (na konci 1. riadka uvedenia do prosieb)</text:p>
          </table:table-cell>
          <table:table-cell table:style-name="ce15" office:value-type="string">
            <text:p>ľud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33">
            <text:p>33</text:p>
          </table:table-cell>
          <table:table-cell table:style-name="ce15" office:value-type="string">
            <text:p>9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nás“</text:p>
          </table:table-cell>
          <table:table-cell table:style-name="ce15" office:value-type="string">
            <text:p>pozdvihni nás hriešnikov,</text:p>
          </table:table-cell>
          <table:table-cell table:style-name="ce15" office:value-type="string">
            <text:p>pozdvihni nás, hriešnikov,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37">
            <text:p>37</text:p>
          </table:table-cell>
          <table:table-cell table:style-name="ce15" office:value-type="string">
            <text:p>4. prosieb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prislúbil</text:p>
          </table:table-cell>
          <table:table-cell table:style-name="ce15" office:value-type="string">
            <text:p>prisľúbil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5" office:value-type="string">
            <text:p>5. prosieb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pred bodkočiarkou na konci prvej časti 1. prosby</text:p>
          </table:table-cell>
          <table:table-cell table:style-name="ce15" office:value-type="string">
            <text:p>spra-vodlivosti ;</text:p>
          </table:table-cell>
          <table:table-cell table:style-name="ce15" office:value-type="string">
            <text:p>spra-vodlivosti;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5" office:value-type="string">
            <text:p>6. prosieb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2. prosby („Bože, otvor srd-“) má byť zalomený na začiatku riadk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38">
            <text:p>38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čítanie napoludnie, bodka namiesto čiarky</text:p>
          </table:table-cell>
          <table:table-cell table:style-name="ce15" office:value-type="string">
            <text:p>Iz 4. 3</text:p>
          </table:table-cell>
          <table:table-cell table:style-name="ce15" office:value-type="string">
            <text:p>Iz 4, 3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39">
            <text:p>39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na str. 118 a 150 sú)</text:p>
          </table:table-cell>
          <table:table-cell table:style-name="ce15" office:value-type="string">
            <text:p>tak Pán Boh dá</text:p>
          </table:table-cell>
          <table:table-cell table:style-name="ce15" office:value-type="string">
            <text:p>tak Pán, Boh, dá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42">
            <text:p>42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rubrika na konci modlitby cez deň, preklep</text:p>
          </table:table-cell>
          <table:table-cell table:style-name="ce15" office:value-type="string">
            <text:p>na ranná chvály</text:p>
          </table:table-cell>
          <table:table-cell table:style-name="ce15" office:value-type="string">
            <text:p>na ranné chvál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48">
            <text:p>48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ykupitela</text:p>
          </table:table-cell>
          <table:table-cell table:style-name="ce15" office:value-type="string">
            <text:p>Vykupiteľa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15"/>
          <table:table-cell table:style-name="ce19" office:value-type="float" office:value="8">
            <text:p>8</text:p>
          </table:table-cell>
          <table:table-cell table:style-name="ce15" office:value-type="string">
            <text:p>akoby bola časť čiary oddeľujúcej záhlavie od textu aj červen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0">
            <text:p>50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čítania akoby nebola čierna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0">
            <text:p>50</text:p>
          </table:table-cell>
          <table:table-cell table:style-name="ce15" office:value-type="string">
            <text:p>prosby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zvolania k prosbám je šedá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4">
            <text:p>54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ď</text:p>
          </table:table-cell>
          <table:table-cell table:style-name="ce15" office:value-type="string">
            <text:p>vyslobod</text:p>
          </table:table-cell>
          <table:table-cell table:style-name="ce15" office:value-type="string">
            <text:p>vyslobo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5">
            <text:p>55</text:p>
          </table:table-cell>
          <table:table-cell table:style-name="ce15" office:value-type="string">
            <text:p>2. prosb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očakávame“</text:p>
          </table:table-cell>
          <table:table-cell table:style-name="ce15" office:value-type="string">
            <text:p>čo ťa očakávanie</text:p>
          </table:table-cell>
          <table:table-cell table:style-name="ce15" office:value-type="string">
            <text:p>čo ťa očakávam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15" office:value-type="string">
            <text:p>3. prosb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pravdepodobne chýba medzera medzi slovami v 3. prosbe</text:p>
          </table:table-cell>
          <table:table-cell table:style-name="ce15" office:value-type="string">
            <text:p>zapáľnaše</text:p>
          </table:table-cell>
          <table:table-cell table:style-name="ce15" office:value-type="string">
            <text:p>zapáľ naš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5">
            <text:p>55</text:p>
          </table:table-cell>
          <table:table-cell table:style-name="ce15" office:value-type="string">
            <text:p>4. prosb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uctievame“</text:p>
          </table:table-cell>
          <table:table-cell table:style-name="ce15" office:value-type="string">
            <text:p>ťa uctievanie</text:p>
          </table:table-cell>
          <table:table-cell table:style-name="ce15" office:value-type="string">
            <text:p>ťa uctievam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15" office:value-type="string">
            <text:p>prosby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zvolania k prosbám a prvej prosby je šedá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58">
            <text:p>58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1 Kor 4, 5 za číslovkou „1“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9">
            <text:p>59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chybne rozpoznané slovo „budeme“</text:p>
          </table:table-cell>
          <table:table-cell table:style-name="ce15" office:value-type="string">
            <text:p>budenie</text:p>
          </table:table-cell>
          <table:table-cell table:style-name="ce15" office:value-type="string">
            <text:p>bude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66">
            <text:p>66</text:p>
          </table:table-cell>
          <table:table-cell table:style-name="ce15" office:value-type="string">
            <text:p>4. krátkeho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hladať</text:p>
          </table:table-cell>
          <table:table-cell table:style-name="ce15" office:value-type="string">
            <text:p>hľada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66">
            <text:p>66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zlutujem</text:p>
          </table:table-cell>
          <table:table-cell table:style-name="ce15" office:value-type="string">
            <text:p>zľutuje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1">
            <text:p>71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na str. 118 a 150 sú)</text:p>
          </table:table-cell>
          <table:table-cell table:style-name="ce15" office:value-type="string">
            <text:p>tak Pán Boh dá</text:p>
          </table:table-cell>
          <table:table-cell table:style-name="ce15" office:value-type="string">
            <text:p>tak Pán, Boh, dá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72">
            <text:p>72</text:p>
          </table:table-cell>
          <table:table-cell table:style-name="ce15" office:value-type="string">
            <text:p>7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ked</text:p>
          </table:table-cell>
          <table:table-cell table:style-name="ce15" office:value-type="string">
            <text:p>ke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3">
            <text:p>73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dve slová spolu (chýba oddeľujúca medzera)</text:p>
          </table:table-cell>
          <table:table-cell table:style-name="ce15" office:value-type="string">
            <text:p>pomne</text:p>
          </table:table-cell>
          <table:table-cell table:style-name="ce15" office:value-type="string">
            <text:p>po m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3">
            <text:p>73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dve slová spolu (chýba oddeľujúca medzera)</text:p>
          </table:table-cell>
          <table:table-cell table:style-name="ce15" office:value-type="string">
            <text:p>predomnou</text:p>
          </table:table-cell>
          <table:table-cell table:style-name="ce15" office:value-type="string">
            <text:p>predo mnou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73">
            <text:p>73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chybne rozpoznané slovo „ľudí“ (namiesto ľ obsahuje veľké I)</text:p>
          </table:table-cell>
          <table:table-cell table:style-name="ce15" office:value-type="string">
            <text:p>Iudí</text:p>
          </table:table-cell>
          <table:table-cell table:style-name="ce15" office:value-type="string">
            <text:p>ľudí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74">
            <text:p>74</text:p>
          </table:table-cell>
          <table:table-cell table:style-name="ce15" office:value-type="string">
            <text:p>invitatórium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„Ant.“ pre antifónu na invitatórium pre 17. decembra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75">
            <text:p>75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čítania je šedá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76">
            <text:p>76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prvý riadok je šedý (hoci v podstate celá strana je bledá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77">
            <text:p>77</text:p>
          </table:table-cell>
          <table:table-cell table:style-name="ce15" office:value-type="string">
            <text:p>4. krátkeho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 slovom „úhony“ je čiarka naviac</text:p>
          </table:table-cell>
          <table:table-cell table:number-columns-repeated="2" table:style-name="ce15" office:value-type="string">
            <text:p>úhony, vo svätosti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15" office:value-type="string">
            <text:p>pred Ant. 2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na začiatku vety má byť veľké písmeno</text:p>
          </table:table-cell>
          <table:table-cell table:style-name="ce15" office:value-type="string">
            <text:p>žalmy</text:p>
          </table:table-cell>
          <table:table-cell table:style-name="ce15" office:value-type="string">
            <text:p>Žalm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biblický odkaz má mať čiarku (nie bodku)</text:p>
          </table:table-cell>
          <table:table-cell table:style-name="ce15" office:value-type="string">
            <text:p>Flp 4. 4-5</text:p>
          </table:table-cell>
          <table:table-cell table:style-name="ce15" office:value-type="string">
            <text:p>Flp 4, 4-5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15" office:value-type="string">
            <text:p>3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v slove „Oznámite“ je „i“ naviac</text:p>
          </table:table-cell>
          <table:table-cell table:style-name="ce15" office:value-type="string">
            <text:p>Oznámite</text:p>
          </table:table-cell>
          <table:table-cell table:style-name="ce15" office:value-type="string">
            <text:p>Oznámt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9">
            <text:p>79</text:p>
          </table:table-cell>
          <table:table-cell table:style-name="ce15" office:value-type="string">
            <text:p>6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dĺžeň na „Ó“</text:p>
          </table:table-cell>
          <table:table-cell table:style-name="ce15" office:value-type="string">
            <text:p>O Múdrosť</text:p>
          </table:table-cell>
          <table:table-cell table:style-name="ce15" office:value-type="string">
            <text:p>Ó Múdros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9">
            <text:p>79</text:p>
          </table:table-cell>
          <table:table-cell table:style-name="ce15" office:value-type="string">
            <text:p>3.-5. prosieb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3.-5. riadok sú šedé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79">
            <text:p>79</text:p>
          </table:table-cell>
          <table:table-cell table:style-name="ce15" office:value-type="string">
            <text:p>13. a 1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á 3. prosba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84">
            <text:p>84</text:p>
          </table:table-cell>
          <table:table-cell table:style-name="ce15" office:value-type="string">
            <text:p>2. a 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ý úvod k prosbám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86">
            <text:p>86</text:p>
          </table:table-cell>
          <table:table-cell table:style-name="ce15" office:value-type="string">
            <text:p>odkaz na Ez 34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Ez 34, 15-16 za čiar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87">
            <text:p>87</text:p>
          </table:table-cell>
          <table:table-cell table:style-name="ce15" office:value-type="string">
            <text:p>krátke resp.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chybne rozpoznané slovo „budeme“</text:p>
          </table:table-cell>
          <table:table-cell table:style-name="ce15" office:value-type="string">
            <text:p>budenie</text:p>
          </table:table-cell>
          <table:table-cell table:style-name="ce15" office:value-type="string">
            <text:p>budem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92">
            <text:p>92</text:p>
          </table:table-cell>
          <table:table-cell table:style-name="ce15" office:value-type="string">
            <text:p>2. a 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ý úvod k prosbám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93">
            <text:p>93</text:p>
          </table:table-cell>
          <table:table-cell table:style-name="ce15" office:value-type="string">
            <text:p>3. a 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porov. liturgický preklad Kol 1, 10; Biblia SSV)</text:p>
          </table:table-cell>
          <table:table-cell table:style-name="ce15" office:value-type="string">
            <text:p>žili ako sa patrí vzhľadom na Pána a páčili</text:p>
          </table:table-cell>
          <table:table-cell table:style-name="ce15" office:value-type="string">
            <text:p>žili, ako sa patrí vzhľadom na Pána, a páčili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2">
          <table:table-cell table:style-name="ce6" office:value-type="float" office:value="94">
            <text:p>94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odsadené pokračovanie čítania (má byť zarovnané na ľavý okraj strany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95">
            <text:p>95</text:p>
          </table:table-cell>
          <table:table-cell table:style-name="ce15" office:value-type="string">
            <text:p>2.-5. zdola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tieto riadky sú šedé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04">
            <text:p>104</text:p>
          </table:table-cell>
          <table:table-cell table:style-name="ce15" office:value-type="string">
            <text:p>7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koniec riadka má mať bodkočiarku (ako str. 43. 121)</text:p>
          </table:table-cell>
          <table:table-cell table:style-name="ce15" office:value-type="string">
            <text:p>hriešnikov:</text:p>
          </table:table-cell>
          <table:table-cell table:style-name="ce15" office:value-type="string">
            <text:p>hriešnikov;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05">
            <text:p>105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 (rubrika pre Modlitbu cez deň)</text:p>
          </table:table-cell>
          <table:table-cell table:style-name="ce15" office:value-type="string">
            <text:p>táto nedela</text:p>
          </table:table-cell>
          <table:table-cell table:style-name="ce15" office:value-type="string">
            <text:p>táto nede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09">
            <text:p>109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v slove „ofíciu“</text:p>
          </table:table-cell>
          <table:table-cell table:style-name="ce15" office:value-type="string">
            <text:p>oficiu</text:p>
          </table:table-cell>
          <table:table-cell table:style-name="ce15" office:value-type="string">
            <text:p>ofíci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10">
            <text:p>110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rozpoznané slovo „ti“ (dĺžeň naviac)</text:p>
          </table:table-cell>
          <table:table-cell table:style-name="ce15" office:value-type="string">
            <text:p>tí</text:p>
          </table:table-cell>
          <table:table-cell table:style-name="ce15" office:value-type="string">
            <text:p>t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11">
            <text:p>111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lomený 1.-2. verš („hľa,“ má byť v 2. verši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11">
            <text:p>111</text:p>
          </table:table-cell>
          <table:table-cell table:style-name="ce15" office:value-type="string">
            <text:p>10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královstve</text:p>
          </table:table-cell>
          <table:table-cell table:style-name="ce15" office:value-type="string">
            <text:p>kráľovstv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16">
            <text:p>116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pred bodkočiarkou na konci prvej časti 1. prosby</text:p>
          </table:table-cell>
          <table:table-cell table:style-name="ce15" office:value-type="string">
            <text:p>spra-vodlivosti ;</text:p>
          </table:table-cell>
          <table:table-cell table:style-name="ce15" office:value-type="string">
            <text:p>spra-vodlivosti;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16">
            <text:p>116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2. prosby („Bože, otvor srd-“) má byť zalomený na začiatku ďalšieho riadk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19">
            <text:p>119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bodka naviac za slovom „nám“</text:p>
          </table:table-cell>
          <table:table-cell table:style-name="ce15" office:value-type="string">
            <text:p>A daj nám. svoju spásu.</text:p>
          </table:table-cell>
          <table:table-cell table:style-name="ce15" office:value-type="string">
            <text:p>A daj nám svoju spásu.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19">
            <text:p>119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pred bodkočiarkou na konci prvej časti poslednej prosby (delené slovo)</text:p>
          </table:table-cell>
          <table:table-cell table:style-name="ce15" office:value-type="string">
            <text:p>krá-ľovstve ;</text:p>
          </table:table-cell>
          <table:table-cell table:style-name="ce15" office:value-type="string">
            <text:p>krá-ľovstve;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23">
            <text:p>123</text:p>
          </table:table-cell>
          <table:table-cell table:style-name="ce15" office:value-type="string">
            <text:p>8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26">
            <text:p>126</text:p>
          </table:table-cell>
          <table:table-cell table:style-name="ce15" office:value-type="string">
            <text:p>nadpis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Ň</text:p>
          </table:table-cell>
          <table:table-cell table:style-name="ce15" office:value-type="string">
            <text:p>MODLITBA CEZ DEN</text:p>
          </table:table-cell>
          <table:table-cell table:style-name="ce15" office:value-type="string">
            <text:p>MODLITBA CEZ DE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27">
            <text:p>127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chýba pred aj za pomlčkou v referencii</text:p>
          </table:table-cell>
          <table:table-cell table:style-name="ce15" office:value-type="string">
            <text:p>Iz 13, 22–14,1</text:p>
          </table:table-cell>
          <table:table-cell table:style-name="ce15" office:value-type="string">
            <text:p>Iz 13, 22 – 14,1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28">
            <text:p>128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Výhonok</text:p>
          </table:table-cell>
          <table:table-cell table:style-name="ce15" office:value-type="string">
            <text:p>Ó, Výhonok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29">
            <text:p>129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2">
            <text:p>132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Kľúč Dávidov</text:p>
          </table:table-cell>
          <table:table-cell table:style-name="ce15" office:value-type="string">
            <text:p>Ó, Kľúč Dávidov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32">
            <text:p>132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3">
            <text:p>133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6">
            <text:p>136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6">
            <text:p>136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Hviezda</text:p>
          </table:table-cell>
          <table:table-cell table:style-name="ce15" office:value-type="string">
            <text:p>Ó, Hviezda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38">
            <text:p>138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9">
            <text:p>139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6" office:value-type="float" office:value="141">
            <text:p>141</text:p>
          </table:table-cell>
          <table:table-cell table:style-name="ce15" office:value-type="string">
            <text:p>2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41">
            <text:p>141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vytúžený Kráľ</text:p>
          </table:table-cell>
          <table:table-cell table:style-name="ce15" office:value-type="string">
            <text:p>Ó, vytúžený Kráľ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42">
            <text:p>142</text:p>
          </table:table-cell>
          <table:table-cell table:style-name="ce15" office:value-type="string">
            <text:p>6. zdol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45">
            <text:p>145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7" office:value-type="float" office:value="146">
            <text:p>146</text:p>
          </table:table-cell>
          <table:table-cell table:style-name="ce16" office:value-type="string">
            <text:p>5. zhora</text:p>
          </table:table-cell>
          <table:table-cell table:style-name="ce20" office:value-type="float" office:value="3">
            <text:p>3</text:p>
          </table:table-cell>
          <table:table-cell table:style-name="ce15" office:value-type="string">
            <text:p>chýba mäkčeň na „ľ“ (1. riadok prosieb)</text:p>
          </table:table-cell>
          <table:table-cell table:style-name="ce16" office:value-type="string">
            <text:p>Vykupitela</text:p>
          </table:table-cell>
          <table:table-cell table:style-name="ce16" office:value-type="string">
            <text:p>Vykupiteľa</text:p>
          </table:table-cell>
          <table:table-cell table:style-name="ce16" table:number-columns-repeated="1018"/>
        </table:table-row>
        <table:table-row table:style-name="ro4">
          <table:table-cell table:style-name="ce6" office:value-type="float" office:value="146">
            <text:p>146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Emanuel</text:p>
          </table:table-cell>
          <table:table-cell table:style-name="ce15" office:value-type="string">
            <text:p>Ó, Emanuel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147-150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6" office:value-type="float" office:value="153">
            <text:p>153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 (1. riadok strofy hymnu)</text:p>
          </table:table-cell>
          <table:table-cell table:style-name="ce15" office:value-type="string">
            <text:p>jaslami</text:p>
          </table:table-cell>
          <table:table-cell table:style-name="ce15" office:value-type="string">
            <text:p>jasľam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54">
            <text:p>154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milovať“ (3. strofa)</text:p>
          </table:table-cell>
          <table:table-cell table:style-name="ce15" office:value-type="string">
            <text:p>milovai;</text:p>
          </table:table-cell>
          <table:table-cell table:style-name="ce15" office:value-type="string">
            <text:p>milovať;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55">
            <text:p>155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pravý“ (správne: str. 1055)</text:p>
          </table:table-cell>
          <table:table-cell table:style-name="ce15" office:value-type="string">
            <text:p>pravý</text:p>
          </table:table-cell>
          <table:table-cell table:style-name="ce15" office:value-type="string">
            <text:p>pravý,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58">
            <text:p>158</text:p>
          </table:table-cell>
          <table:table-cell table:style-name="ce15"/>
          <table:table-cell table:style-name="ce19" office:value-type="float" office:value="3">
            <text:p>3</text:p>
          </table:table-cell>
          <table:table-cell table:style-name="ce15" office:value-type="string">
            <text:p>posledný verš („Neplodnej dáva bývať...“) má byť samostatná strofa (správne: str. 1029)</text:p>
          </table:table-cell>
          <table:table-cell table:style-name="ce15" table:number-columns-repeated="2"/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v slove „tí“</text:p>
          </table:table-cell>
          <table:table-cell table:style-name="ce15" office:value-type="string">
            <text:p>len ti,</text:p>
          </table:table-cell>
          <table:table-cell table:style-name="ce15" office:value-type="string">
            <text:p>len tí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v slove „čítaní“</text:p>
          </table:table-cell>
          <table:table-cell table:style-name="ce15" office:value-type="string">
            <text:p>čitaní</text:p>
          </table:table-cell>
          <table:table-cell table:style-name="ce15" office:value-type="string">
            <text:p>čítan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po č v slove „hrudí“</text:p>
          </table:table-cell>
          <table:table-cell table:style-name="ce15" office:value-type="string">
            <text:p>hrudi</text:p>
          </table:table-cell>
          <table:table-cell table:style-name="ce15" office:value-type="string">
            <text:p>hrud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namiesto apostrofu je hviezdička</text:p>
          </table:table-cell>
          <table:table-cell table:style-name="ce15" office:value-type="string">
            <text:p>abys*</text:p>
          </table:table-cell>
          <table:table-cell table:style-name="ce15" office:value-type="string">
            <text:p>abys‘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3">
            <text:p>163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eľké P chybne v slove „Pomazanému“</text:p>
          </table:table-cell>
          <table:table-cell table:style-name="ce15" office:value-type="string">
            <text:p>Pomazanému</text:p>
          </table:table-cell>
          <table:table-cell table:style-name="ce15" office:value-type="string">
            <text:p>pomazanému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63">
            <text:p>163</text:p>
          </table:table-cell>
          <table:table-cell table:style-name="ce15" office:value-type="string">
            <text:p>1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vysmieva;*</text:p>
          </table:table-cell>
          <table:table-cell table:style-name="ce15" office:value-type="string">
            <text:p>vysmieva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3">
            <text:p>163</text:p>
          </table:table-cell>
          <table:table-cell table:style-name="ce15" office:value-type="string">
            <text:p>1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červená pomlčka na konci strofy</text:p>
          </table:table-cell>
          <table:table-cell table:style-name="ce15" office:value-type="string">
            <text:p>hlinené.“</text:p>
          </table:table-cell>
          <table:table-cell table:style-name="ce15" office:value-type="string">
            <text:p>hlinené.“ <text:span text:style-name="T3">–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 office:value-type="string">
            <text:p>6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 v slove „kráľovi“</text:p>
          </table:table-cell>
          <table:table-cell table:style-name="ce15" office:value-type="string">
            <text:p>královi</text:p>
          </table:table-cell>
          <table:table-cell table:style-name="ce15" office:value-type="string">
            <text:p>kráľov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 office:value-type="string">
            <text:p>8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synov, +</text:p>
          </table:table-cell>
          <table:table-cell table:style-name="ce15" office:value-type="string">
            <text:p>synov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radosti*</text:p>
          </table:table-cell>
          <table:table-cell table:style-name="ce15" office:value-type="string">
            <text:p>radosti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6">
            <text:p>166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vyvolenými;*</text:p>
          </table:table-cell>
          <table:table-cell table:style-name="ce15" office:value-type="string">
            <text:p>vyvolenými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6">
            <text:p>166</text:p>
          </table:table-cell>
          <table:table-cell table:style-name="ce15" office:value-type="string">
            <text:p>1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odsadiť riadok ešte o jedno odsadenie, ako str. 1234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67">
            <text:p>167</text:p>
          </table:table-cell>
          <table:table-cell table:style-name="ce15" office:value-type="string">
            <text:p>2. zhora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nadpis („Z Knihy...“) je šedou, vidno textúr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67">
            <text:p>167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Pán“</text:p>
          </table:table-cell>
          <table:table-cell table:style-name="ce15" office:value-type="string">
            <text:p>Pán Boh:</text:p>
          </table:table-cell>
          <table:table-cell table:style-name="ce15" office:value-type="string">
            <text:p>Pán, Boh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7">
            <text:p>167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vedľa“</text:p>
          </table:table-cell>
          <table:table-cell table:style-name="ce15" office:value-type="string">
            <text:p>vedia</text:p>
          </table:table-cell>
          <table:table-cell table:style-name="ce15" office:value-type="string">
            <text:p>ved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8">
            <text:p>168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á číslovka „1“ (je tam veľké I)</text:p>
          </table:table-cell>
          <table:table-cell table:style-name="ce15" office:value-type="string">
            <text:p>Sermo I</text:p>
          </table:table-cell>
          <table:table-cell table:style-name="ce15" office:value-type="string">
            <text:p>Sermo 1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0">
            <text:p>170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ožno chýba medzera pred „Dnes“; POSUN?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70">
            <text:p>170</text:p>
          </table:table-cell>
          <table:table-cell table:style-name="ce15" office:value-type="string">
            <text:p>12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chválime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70">
            <text:p>170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ď</text:p>
          </table:table-cell>
          <table:table-cell table:style-name="ce15" office:value-type="string">
            <text:p>hned</text:p>
          </table:table-cell>
          <table:table-cell table:style-name="ce15" office:value-type="string">
            <text:p>hneď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70">
            <text:p>170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výsostiach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71">
            <text:p>171</text:p>
          </table:table-cell>
          <table:table-cell table:style-name="ce15" office:value-type="string">
            <text:p>8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jaslami</text:p>
          </table:table-cell>
          <table:table-cell table:style-name="ce15" office:value-type="string">
            <text:p>jasľam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3">
            <text:p>173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tvojim</text:p>
          </table:table-cell>
          <table:table-cell table:style-name="ce15" office:value-type="string">
            <text:p>tvoj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4">
            <text:p>174</text:p>
          </table:table-cell>
          <table:table-cell table:style-name="ce15" office:value-type="string">
            <text:p>1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ervená pomlčka na konci strofy</text:p>
          </table:table-cell>
          <table:table-cell table:style-name="ce15" office:value-type="string">
            <text:p>hriechu.</text:p>
          </table:table-cell>
          <table:table-cell table:style-name="ce15" office:value-type="string">
            <text:p>hriechu. <text:span text:style-name="T1">–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7">
            <text:p>177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á byť malé „ž“</text:p>
          </table:table-cell>
          <table:table-cell table:style-name="ce15" office:value-type="string">
            <text:p>Že on</text:p>
          </table:table-cell>
          <table:table-cell table:style-name="ce15" office:value-type="string">
            <text:p>že on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8">
            <text:p>178</text:p>
          </table:table-cell>
          <table:table-cell table:style-name="ce15" office:value-type="string">
            <text:p>záhlavi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písmeno „e“</text:p>
          </table:table-cell>
          <table:table-cell table:style-name="ce15" office:value-type="string">
            <text:p>Narodeni Pána</text:p>
          </table:table-cell>
          <table:table-cell table:style-name="ce15" office:value-type="string">
            <text:p>Narodenie Pán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Žalm 110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text žalmu 110 je šedou, nie čiern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8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erš nemá byť odsadený (má byť zarovnaný vľavo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1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červenou pomlčkou (POSUN?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1">
            <text:p>181</text:p>
          </table:table-cell>
          <table:table-cell table:style-name="ce15" office:value-type="string">
            <text:p>červený text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za čiarkou</text:p>
          </table:table-cell>
          <table:table-cell table:style-name="ce15" office:value-type="string">
            <text:p>Kol 1,12-20</text:p>
          </table:table-cell>
          <table:table-cell table:style-name="ce15" office:value-type="string">
            <text:p>Kol 1, 12-20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2">
            <text:p>182</text:p>
          </table:table-cell>
          <table:table-cell table:style-name="ce15" office:value-type="string">
            <text:p>záhlavi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písmeno „e“</text:p>
          </table:table-cell>
          <table:table-cell table:style-name="ce15" office:value-type="string">
            <text:p>Narodeni Pána</text:p>
          </table:table-cell>
          <table:table-cell table:style-name="ce15" office:value-type="string">
            <text:p>Narodenie Pán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2">
            <text:p>182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Cirkvi, +</text:p>
          </table:table-cell>
          <table:table-cell table:style-name="ce15" office:value-type="string">
            <text:p>Cirkvi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3">
            <text:p>183</text:p>
          </table:table-cell>
          <table:table-cell table:style-name="ce15" office:value-type="string">
            <text:p>1. prosb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ve slová spolu (chýba oddeľujúca medzera)</text:p>
          </table:table-cell>
          <table:table-cell table:style-name="ce15" office:value-type="string">
            <text:p>svojuCirkev</text:p>
          </table:table-cell>
          <table:table-cell table:style-name="ce15" office:value-type="string">
            <text:p>svoju Cirkev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5">
            <text:p>185</text:p>
          </table:table-cell>
          <table:table-cell table:style-name="ce15" office:value-type="string">
            <text:p>6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ĺžeň naviac v slove „prosebné“</text:p>
          </table:table-cell>
          <table:table-cell table:style-name="ce15" office:value-type="string">
            <text:p>prosebné</text:p>
          </table:table-cell>
          <table:table-cell table:style-name="ce15" office:value-type="string">
            <text:p>proseb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9">
            <text:p>189</text:p>
          </table:table-cell>
          <table:table-cell table:style-name="ce15" office:value-type="string">
            <text:p>7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odtial</text:p>
          </table:table-cell>
          <table:table-cell table:style-name="ce15" office:value-type="string">
            <text:p>odtia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90">
            <text:p>190</text:p>
          </table:table-cell>
          <table:table-cell table:style-name="ce15" office:value-type="string">
            <text:p>10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ĺžeň naviac v slove „stríehli“ (Ant. v roku A)</text:p>
          </table:table-cell>
          <table:table-cell table:style-name="ce15" office:value-type="string">
            <text:p>stríehli</text:p>
          </table:table-cell>
          <table:table-cell table:style-name="ce15" office:value-type="string">
            <text:p>striehli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90">
            <text:p>190</text:p>
          </table:table-cell>
          <table:table-cell table:style-name="ce15" office:value-type="string">
            <text:p>prosby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áver 1. až 3. prosby (1. riadok záveru) za červenou pomlčkou má byť zarovnaný pod príslušný text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93">
            <text:p>193</text:p>
          </table:table-cell>
          <table:table-cell table:style-name="ce15" office:value-type="string">
            <text:p>hymnus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textu hymnu je „šedá“, vyblednut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94">
            <text:p>194</text:p>
          </table:table-cell>
          <table:table-cell table:style-name="ce15" office:value-type="string">
            <text:p>9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podla</text:p>
          </table:table-cell>
          <table:table-cell table:style-name="ce15" office:value-type="string">
            <text:p>pod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98">
            <text:p>198</text:p>
          </table:table-cell>
          <table:table-cell table:style-name="ce15" office:value-type="string">
            <text:p>5./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elenie slova „temnotách“</text:p>
          </table:table-cell>
          <table:table-cell table:style-name="ce15" office:value-type="string">
            <text:p>te-mnotách</text:p>
          </table:table-cell>
          <table:table-cell table:style-name="ce15" office:value-type="string">
            <text:p>tem-no-tác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pomlčka v krátkom čítaní má byť čiernym písmom</text:p>
          </table:table-cell>
          <table:table-cell table:style-name="ce15" office:value-type="string">
            <text:p><text:span text:style-name="T1">–</text:span><text:span text:style-name="T2"> </text:span><text:span text:style-name="T2">milosťou</text:span></text:p>
          </table:table-cell>
          <table:table-cell table:style-name="ce25" office:value-type="string">
            <text:p><text:span text:style-name="T4">–</text:span><text:span text:style-name="T2"> </text:span><text:span text:style-name="T2">milosťou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1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é písmeno</text:p>
          </table:table-cell>
          <table:table-cell table:style-name="ce15" office:value-type="string">
            <text:p>i dôverou</text:p>
          </table:table-cell>
          <table:table-cell table:style-name="ce15" office:value-type="string">
            <text:p>s dôvero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8" office:value-type="string">
            <text:p>201-552</text:p>
          </table:table-cell>
          <table:table-cell table:style-name="ce17"/>
          <table:table-cell table:style-name="ce21"/>
          <table:table-cell table:style-name="ce17" office:value-type="string">
            <text:p>treba skontrolovať</text:p>
          </table:table-cell>
          <table:table-cell table:style-name="ce17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53">
            <text:p>553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hladieť</text:p>
          </table:table-cell>
          <table:table-cell table:style-name="ce15" office:value-type="string">
            <text:p>hľadie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58">
            <text:p>558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 (posledný riadok hymnu)</text:p>
          </table:table-cell>
          <table:table-cell table:style-name="ce15" office:value-type="string">
            <text:p>bôl</text:p>
          </table:table-cell>
          <table:table-cell table:style-name="ce15" office:value-type="string">
            <text:p>bô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61">
            <text:p>561</text:p>
          </table:table-cell>
          <table:table-cell table:style-name="ce15" office:value-type="string">
            <text:p>8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Obklučuje</text:p>
          </table:table-cell>
          <table:table-cell table:style-name="ce15" office:value-type="string">
            <text:p>Obkľuču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62">
            <text:p>562</text:p>
          </table:table-cell>
          <table:table-cell table:style-name="ce15" office:value-type="string">
            <text:p>1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erš má byť odsadený („a jemu bude...“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64">
            <text:p>564</text:p>
          </table:table-cell>
          <table:table-cell table:style-name="ce15" office:value-type="string">
            <text:p>10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 „...sa trápim“ malo byť oddelenie ďalšej strofy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64">
            <text:p>564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odkaz na biblické čítanie nemá byť tučným písmom</text:p>
          </table:table-cell>
          <table:table-cell table:style-name="ce22" office:value-type="string">
            <text:p>9, 11-28</text:p>
          </table:table-cell>
          <table:table-cell table:style-name="ce26" office:value-type="string">
            <text:p>9, 11-28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66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odkaz na čítanie nemá byť kurzívou</text:p>
          </table:table-cell>
          <table:table-cell table:style-name="ce23" office:value-type="string">
            <text:p>(Cat. 3, 13-19: SC 50...</text:p>
          </table:table-cell>
          <table:table-cell table:style-name="ce24" office:value-type="string">
            <text:p>(Cat. 3, 13-19: SC 50..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68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poraziteľným</text:p>
          </table:table-cell>
          <table:table-cell table:style-name="ce15" office:value-type="string">
            <text:p>porušiteľ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0</text:p>
          </table:table-cell>
          <table:table-cell table:style-name="ce15" office:value-type="string">
            <text:p>1.-12. zhor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záver 51. žalmu má byť čiernym písmom (nie šed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70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za bodkou pred č. 13a</text:p>
          </table:table-cell>
          <table:table-cell table:style-name="ce24" office:value-type="string">
            <text:p>Hab 3, 2-4.13a. 15-19</text:p>
          </table:table-cell>
          <table:table-cell table:style-name="ce24" office:value-type="string">
            <text:p>Hab 3, 2-4. 13a. 15-19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2</text:p>
          </table:table-cell>
          <table:table-cell table:style-name="ce15" office:value-type="string">
            <text:p>1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zamrzlo;*</text:p>
          </table:table-cell>
          <table:table-cell table:style-name="ce15" office:value-type="string">
            <text:p>zamrzlo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2</text:p>
          </table:table-cell>
          <table:table-cell table:style-name="ce15" office:value-type="string">
            <text:p>1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ypadlo písmeno „u“</text:p>
          </table:table-cell>
          <table:table-cell table:style-name="ce15" office:value-type="string">
            <text:p>Nerobil</text:p>
          </table:table-cell>
          <table:table-cell table:style-name="ce15" office:value-type="string">
            <text:p>Neurobil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574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dĺžeň naviac v slove „múky“</text:p>
          </table:table-cell>
          <table:table-cell table:style-name="ce15" office:value-type="string">
            <text:p>múky</text:p>
          </table:table-cell>
          <table:table-cell table:style-name="ce15" office:value-type="string">
            <text:p>muk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4</text:p>
          </table:table-cell>
          <table:table-cell table:style-name="ce15" office:value-type="string">
            <text:p>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kraluje</text:p>
          </table:table-cell>
          <table:table-cell table:style-name="ce15" office:value-type="string">
            <text:p>kraľu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5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stroji</text:p>
          </table:table-cell>
          <table:table-cell table:style-name="ce15" office:value-type="string">
            <text:p>stroj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5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Tešitelovi,</text:p>
          </table:table-cell>
          <table:table-cell table:style-name="ce15" office:value-type="string">
            <text:p>Tešiteľovi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6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4</text:p>
          </table:table-cell>
          <table:table-cell table:style-name="ce15" office:value-type="string">
            <text:p>prvé písmeno je aj červené, aj čierne („Tvoju“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77</text:p>
          </table:table-cell>
          <table:table-cell table:style-name="ce15" office:value-type="string">
            <text:p>1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hľadajú, +</text:p>
          </table:table-cell>
          <table:table-cell table:style-name="ce15" office:value-type="string">
            <text:p>hľadajú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8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dĺžeň naviac v slove „tí“</text:p>
          </table:table-cell>
          <table:table-cell table:style-name="ce15" office:value-type="string">
            <text:p>tí</text:p>
          </table:table-cell>
          <table:table-cell table:style-name="ce15" office:value-type="string">
            <text:p>t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9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8</text:p>
          </table:table-cell>
          <table:table-cell table:style-name="ce15" office:value-type="string">
            <text:p>príliš veľké medzery medzi slovami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79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by“</text:p>
          </table:table-cell>
          <table:table-cell table:style-name="ce15" office:value-type="string">
            <text:p>ani krásy aby</text:p>
          </table:table-cell>
          <table:table-cell table:style-name="ce15" office:value-type="string">
            <text:p>ani krásy, ab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1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dĺžeň naviac v slove „múky“</text:p>
          </table:table-cell>
          <table:table-cell table:style-name="ce15" office:value-type="string">
            <text:p>múky</text:p>
          </table:table-cell>
          <table:table-cell table:style-name="ce15" office:value-type="string">
            <text:p>muk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1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Pánovo,</text:p>
          </table:table-cell>
          <table:table-cell table:style-name="ce15" office:value-type="string">
            <text:p>Pánovo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3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luď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3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dvojbodka</text:p>
          </table:table-cell>
          <table:table-cell table:style-name="ce15" office:value-type="string">
            <text:p>za človeka:</text:p>
          </table:table-cell>
          <table:table-cell table:style-name="ce15" office:value-type="string">
            <text:p>za človeka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4</text:p>
          </table:table-cell>
          <table:table-cell table:style-name="ce15" office:value-type="string">
            <text:p>1.-8. zhor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záver chválospevu má byť čiernym písmom (nie šed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84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krížik</text:p>
          </table:table-cell>
          <table:table-cell table:style-name="ce15" office:value-type="string">
            <text:p>povýšil</text:p>
          </table:table-cell>
          <table:table-cell table:style-name="ce15" office:value-type="string">
            <text:p>povýšil +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584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čiarka</text:p>
          </table:table-cell>
          <table:table-cell table:style-name="ce15" office:value-type="string">
            <text:p>meno *</text:p>
          </table:table-cell>
          <table:table-cell table:style-name="ce15" office:value-type="string">
            <text:p>meno,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5</text:p>
          </table:table-cell>
          <table:table-cell table:style-name="ce15" office:value-type="string">
            <text:p>2./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elenie slova „prosme“</text:p>
          </table:table-cell>
          <table:table-cell table:style-name="ce15" office:value-type="string">
            <text:p>pro-sme</text:p>
          </table:table-cell>
          <table:table-cell table:style-name="ce15" office:value-type="string">
            <text:p>pros-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6</text:p>
          </table:table-cell>
          <table:table-cell table:style-name="ce15" office:value-type="string">
            <text:p>10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3. riadok hymnu)</text:p>
          </table:table-cell>
          <table:table-cell table:style-name="ce15" office:value-type="string">
            <text:p>Iuď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8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ú“</text:p>
          </table:table-cell>
          <table:table-cell table:style-name="ce15" office:value-type="string">
            <text:p>ženu</text:p>
          </table:table-cell>
          <table:table-cell table:style-name="ce15" office:value-type="string">
            <text:p>ženú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8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života, +</text:p>
          </table:table-cell>
          <table:table-cell table:style-name="ce15" office:value-type="string">
            <text:p>života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9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 slove „Žalm“ má byť malé „ž“</text:p>
          </table:table-cell>
          <table:table-cell table:style-name="ce24" office:value-type="string">
            <text:p>Žalm 95</text:p>
          </table:table-cell>
          <table:table-cell table:style-name="ce24" office:value-type="string">
            <text:p>žalm 95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9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nemá byť červená pomlčka</text:p>
          </table:table-cell>
          <table:table-cell table:style-name="ce15" office:value-type="string">
            <text:p>slávy. <text:span text:style-name="T3">–</text:span></text:p>
          </table:table-cell>
          <table:table-cell table:style-name="ce15" office:value-type="string">
            <text:p>slávy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91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miesto spojovníka má byť bodka</text:p>
          </table:table-cell>
          <table:table-cell table:style-name="ce24" office:value-type="string">
            <text:p>451- 462-463</text:p>
          </table:table-cell>
          <table:table-cell table:style-name="ce24" office:value-type="string">
            <text:p>451. 462-463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96</text:p>
          </table:table-cell>
          <table:table-cell table:style-name="ce15" office:value-type="string">
            <text:p>odkaz na Iz 38</text:p>
          </table:table-cell>
          <table:table-cell table:style-name="ce19" office:value-type="string">
            <text:p>8</text:p>
          </table:table-cell>
          <table:table-cell table:style-name="ce15" office:value-type="string">
            <text:p>odkaz má byť menším písmom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96</text:p>
          </table:table-cell>
          <table:table-cell table:style-name="ce15" office:value-type="string">
            <text:p>odkaz na Iz 38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miesto čiarky má byť bodka</text:p>
          </table:table-cell>
          <table:table-cell table:style-name="ce24" office:value-type="string">
            <text:p>10-14d,</text:p>
          </table:table-cell>
          <table:table-cell table:style-name="ce24" office:value-type="string">
            <text:p>10-14d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96</text:p>
          </table:table-cell>
          <table:table-cell table:style-name="ce15" office:value-type="string">
            <text:p>12. a 1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erš má byť odsadený („Povedal som... / v krajine...“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7" office:value-type="string">
            <text:p>600</text:p>
          </table:table-cell>
          <table:table-cell table:style-name="ce16" office:value-type="string">
            <text:p>…</text:p>
          </table:table-cell>
          <table:table-cell table:style-name="ce20"/>
          <table:table-cell table:style-name="ce16" table:number-columns-repeated="1021"/>
        </table:table-row>
        <table:table-row table:style-name="ro4" table:number-rows-repeated="65356">
          <table:table-cell table:style-name="ce7"/>
          <table:table-cell table:style-name="ce16"/>
          <table:table-cell table:style-name="ce20"/>
          <table:table-cell table:style-name="ce16" table:number-columns-repeated="1021"/>
        </table:table-row>
        <table:table-row table:style-name="ro4" table:number-rows-repeated="9830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ysvetlivky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0" office:value-type="string">
            <text:p>typ chyby</text:p>
          </table:table-cell>
          <table:table-cell table:style-name="ce10" office:value-type="string">
            <text:p>popis chyby</text:p>
          </table:table-cell>
        </table:table-row>
        <table:table-row table:style-name="ro3">
          <table:table-cell table:style-name="ce11" office:value-type="float" office:value="1">
            <text:p>1</text:p>
          </table:table-cell>
          <table:table-cell office:value-type="string">
            <text:p>najzávažnejšie chyby (vypadnuté slová, chybný text)</text:p>
          </table:table-cell>
        </table:table-row>
        <table:table-row table:style-name="ro3">
          <table:table-cell table:style-name="ce11" office:value-type="float" office:value="2">
            <text:p>2</text:p>
          </table:table-cell>
          <table:table-cell office:value-type="string">
            <text:p>drobné chyby samotného textu (zlé písmeno, chýbajúca diakritika) – chyby zo skenovania</text:p>
          </table:table-cell>
        </table:table-row>
        <table:table-row table:style-name="ro3">
          <table:table-cell table:style-name="ce11" office:value-type="float" office:value="3">
            <text:p>3</text:p>
          </table:table-cell>
          <table:table-cell office:value-type="string">
            <text:p>interpunkcia (čiarky, bodky), hviezdičky, medzery, zarovnanie textu, odsadenie</text:p>
          </table:table-cell>
        </table:table-row>
        <table:table-row table:style-name="ro3">
          <table:table-cell table:style-name="ce11" office:value-type="float" office:value="4">
            <text:p>4</text:p>
          </table:table-cell>
          <table:table-cell office:value-type="string">
            <text:p>farby (červená/čierna), rezy písma (tučné/obyčajné)</text:p>
          </table:table-cell>
        </table:table-row>
        <table:table-row table:style-name="ro3">
          <table:table-cell table:style-name="ce11" office:value-type="float" office:value="5">
            <text:p>5</text:p>
          </table:table-cell>
          <table:table-cell office:value-type="string">
            <text:p>farba textu nie je čierna, ale „šedá“, vyblednutá</text:p>
          </table:table-cell>
        </table:table-row>
        <table:table-row table:style-name="ro3">
          <table:table-cell table:style-name="ce11" office:value-type="float" office:value="6">
            <text:p>6</text:p>
          </table:table-cell>
          <table:table-cell office:value-type="string">
            <text:p>posunutá tlač červeného a čierneho textu</text:p>
          </table:table-cell>
        </table:table-row>
        <table:table-row table:style-name="ro3">
          <table:table-cell table:style-name="ce11" office:value-type="float" office:value="7">
            <text:p>7</text:p>
          </table:table-cell>
          <table:table-cell office:value-type="string">
            <text:p>delenie slov (niekedy som si nie istý)</text:p>
          </table:table-cell>
        </table:table-row>
        <table:table-row table:style-name="ro3">
          <table:table-cell table:style-name="ce11" office:value-type="float" office:value="8">
            <text:p>8</text:p>
          </table:table-cell>
          <table:table-cell office:value-type="string">
            <text:p>typografické prehrešky (príliš veľká medzera v porovnaní s ostatným textom a pod.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table:style-name="ce10" office:value-type="string">
            <text:p>skratka</text:p>
          </table:table-cell>
          <table:table-cell table:style-name="ce10" office:value-type="string">
            <text:p>vysvetlenie</text:p>
          </table:table-cell>
        </table:table-row>
        <table:table-row table:style-name="ro3">
          <table:table-cell office:value-type="string">
            <text:p>ST-SS</text:p>
          </table:table-cell>
          <table:table-cell office:value-type="string">
            <text:p>spoločné texty na slávnosti a sviatky (vložená príloha)</text:p>
          </table:table-cell>
        </table:table-row>
        <table:table-row table:style-name="ro3">
          <table:table-cell office:value-type="string">
            <text:p>ST-I</text:p>
          </table:table-cell>
          <table:table-cell office:value-type="string">
            <text:p>spoločné texty I <text:s/>(vložená príloha)</text:p>
          </table:table-cell>
        </table:table-row>
        <table:table-row table:style-name="ro3">
          <table:table-cell office:value-type="string">
            <text:p>ST-II</text:p>
          </table:table-cell>
          <table:table-cell office:value-type="string">
            <text:p>spoločné texty II <text:s/>(vložená príloha)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table:style-name="ce12" office:value-type="string">
            <text:p>riadok</text:p>
          </table:table-cell>
          <table:table-cell office:value-type="string">
            <text:p>ak nie je uvedené inak, ide o riadok zhora/zdola celej strany (nepočítajúc záhlavie)</text:p>
          </table:table-cell>
        </table:table-row>
        <table:table-row table:style-name="ro3">
          <table:table-cell table:style-name="ce12"/>
          <table:table-cell office:value-type="string">
            <text:p>do číslovania riadkov sa počítajú všetky riadky textu; voľné riadky sa nepočítajú</text:p>
          </table:table-cell>
        </table:table-row>
        <table:table-row table:style-name="ro3">
          <table:table-cell table:style-name="ce13"/>
          <table:table-cell office:value-type="string">
            <text:p>ak je to potrebné (resp. jednoduchšie), uvádzame odkaz na konkrétnu časť na danej strane</text:p>
          </table:table-cell>
        </table:table-row>
        <table:table-row table:style-name="ro3">
          <table:table-cell table:style-name="ce13"/>
          <table:table-cell office:value-type="string">
            <text:p>(napr. riadok vzťahujúci sa na prosby, na krátke responzórium a pod.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POSUN</text:p>
          </table:table-cell>
          <table:table-cell office:value-type="string">
            <text:p>niekedy chýbajúca medzera môže byť spôsobená posunutou tlačou červenej a čiernej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?</text:p>
          </table:table-cell>
          <table:table-cell office:value-type="string">
            <text:p>nie som si istý (týka sa napr. čiarok v „Ó antifónach“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Tahoma" fo:language="sk" fo:country="SK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6cm" fo:margin-bottom="1.6cm" fo:margin-left="1.199cm" fo:margin-right="1.199cm" style:shadow="none" fo:background-color="transparent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span text:style-name="MT1">strana </text:span><text:span text:style-name="MT1"><text:page-number>1</text:page-number></text:span><text:span text:style-name="MT1"> z </text:span><text:span text:style-name="MT1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04.11.2011</text:date>, <text:time>07:1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Vidéky</meta:initial-creator>
    <meta:creation-date>2011-05-24T18:55:06.92</meta:creation-date>
    <dc:date>2011-11-04T07:13:40.37</dc:date>
    <dc:creator>Juraj Vidéky</dc:creator>
    <meta:editing-duration>PT6H25M10S</meta:editing-duration>
    <meta:editing-cycles>413</meta:editing-cycles>
    <meta:generator>OpenOffice.org/3.3$Win32 OpenOffice.org_project/330m20$Build-9567</meta:generator>
    <meta:document-statistic meta:table-count="2" meta:cell-count="1076" meta:object-count="0"/>
  </office:meta>
</office:document-meta>
</file>